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cc2" officeooo:paragraph-rsid="00179cc2"/>
    </style:style>
    <style:style style:name="P2" style:family="paragraph" style:parent-style-name="Standard">
      <style:text-properties fo:font-weight="bold" officeooo:rsid="00179cc2" officeooo:paragraph-rsid="00179cc2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gr1" style:family="graphic">
      <style:graphic-properties draw:stroke="dash" draw:stroke-dash="Double_20_Dash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ouble_20_Dash" draw:marker-start="Puntas_20_de_20_flecha_20_1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Puntas_20_de_20_flecha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ínea vertical 1" draw:style-name="gr3" draw:text-style-name="P3" svg:x1="3.087cm" svg:y1="0.42cm" svg:x2="3.087cm" svg:y2="0.653cm"><text:p/></draw:line>MEDICOS(<text:span text:style-name="T1">NumColegiado</text:span>, NombreMed, DNI, DireccionMed, TelefonoMed, AnioColegiatura)</text:p>
      <text:p text:style-name="P1"><draw:line text:anchor-type="paragraph" draw:z-index="1" draw:name="Línea 1" draw:style-name="gr3" draw:text-style-name="P3" svg:x1="3.087cm" svg:y1="0.166cm" svg:x2="15.067cm" svg:y2="0.23cm"><text:p/></draw:line><draw:line text:anchor-type="paragraph" draw:z-index="2" draw:name="Línea 2" draw:style-name="gr4" draw:text-style-name="P3" svg:x1="15.025cm" svg:y1="2.325cm" svg:x2="15.067cm" svg:y2="0.229cm"><text:p/></draw:line><draw:line text:anchor-type="paragraph" draw:z-index="3" draw:name="Línea vertical 2" draw:style-name="gr3" draw:text-style-name="P3" svg:x1="2.917cm" svg:y1="0.039cm" svg:x2="2.917cm" svg:y2="0.357cm"><text:p/></draw:line><draw:line text:anchor-type="paragraph" draw:z-index="4" draw:name="Línea 3" draw:style-name="gr4" draw:text-style-name="P3" svg:x1="5.584cm" svg:y1="1.457cm" svg:x2="5.563cm" svg:y2="0.377cm"><text:p/></draw:line><draw:line text:anchor-type="paragraph" draw:z-index="5" draw:name="Línea 4" draw:style-name="gr3" draw:text-style-name="P3" svg:x1="2.917cm" svg:y1="0.356cm" svg:x2="5.584cm" svg:y2="0.377cm"><text:p/></draw:line></text:p>
      <text:p text:style-name="P1">SALAS(<text:span text:style-name="T1">IDSala</text:span>, Ubicacion)</text:p>
      <text:p text:style-name="P1"><draw:line text:anchor-type="paragraph" draw:z-index="6" draw:name="Línea 5" draw:style-name="gr3" draw:text-style-name="P3" svg:x1="1.986cm" svg:y1="0.018cm" svg:x2="2.007cm" svg:y2="0.166cm"><text:p/></draw:line><draw:line text:anchor-type="paragraph" draw:z-index="7" draw:name="Línea 6" draw:style-name="gr4" draw:text-style-name="P3" svg:x1="2.981cm" svg:y1="0.505cm" svg:x2="2.96cm" svg:y2="0.187cm"><text:p/></draw:line><draw:line text:anchor-type="paragraph" draw:z-index="8" draw:name="Línea 7" draw:style-name="gr3" draw:text-style-name="P3" svg:x1="2.007cm" svg:y1="0.166cm" svg:x2="2.981cm" svg:y2="0.187cm"><text:p/></draw:line></text:p>
      <text:p text:style-name="P1">CONSULTAS(<text:span text:style-name="T1">IDSala</text:span>, <text:span text:style-name="T1">NumColegiado</text:span>, Horario)</text:p>
      <text:p text:style-name="P1"><draw:line text:anchor-type="paragraph" draw:z-index="10" draw:name="Línea 9" draw:style-name="gr1" draw:text-style-name="P3" svg:x1="2.536cm" svg:y1="0.039cm" svg:x2="3.743cm" svg:y2="0.06cm"><text:p/></draw:line><draw:line text:anchor-type="paragraph" draw:z-index="11" draw:name="Línea 10" draw:style-name="gr1" draw:text-style-name="P3" svg:x1="4.039cm" svg:y1="0.039cm" svg:x2="6.579cm" svg:y2="0.081cm"><text:p/></draw:line></text:p>
      <text:p text:style-name="P1"><draw:line text:anchor-type="paragraph" draw:z-index="9" draw:name="Línea 8" draw:style-name="gr1" draw:text-style-name="P3" svg:x1="13.67cm" svg:y1="0.525cm" svg:x2="16.231cm" svg:y2="0.483cm"><text:p/></draw:line>PACIENTES(<text:span text:style-name="T1">CIP</text:span>, Direccion, NSS, NombrePac, TelefonoPac, HistorialMedico, NumColegiado)</text:p>
      <text:p text:style-name="P1"/>
      <text:p text:style-name="P1">1ºForma Normal</text:p>
      <text:p text:style-name="P1">Todas las tablas están en 1FN excepto PACIENTES, ya que tiene un atributo multivaluado (HisotorialMedico).</text:p>
      <text:p text:style-name="P1">Solución:</text:p>
      <text:p text:style-name="P1"><text:tab/><text:tab/>PACIENTES(<text:span text:style-name="T1">CIP</text:span>, Direccion, NSS, NombrePac, TelefonoPac, NumColegiado)</text:p>
      <text:p text:style-name="P1"><text:tab/><text:tab/>HISTORIALES(<text:span text:style-name="T1">CIP</text:span>, <text:span text:style-name="T1">Fecha</text:span><text:span text:style-name="T2">, Enfermedad</text:span>)</text:p>
      <text:p text:style-name="P1"/>
      <text:p text:style-name="P1">2ºForma Normal</text:p>
      <text:p text:style-name="P1">La base de datos está en 2FN porque está en 1FN y cada atributo que no forma parte de la clave tiene dependencia funcional completa de la clave principal.</text:p>
      <text:p text:style-name="P1"/>
      <text:p text:style-name="P1">3ºForma Normal</text:p>
      <text:p text:style-name="P1">La base de datos está en 3FN porque está en 2FN y no hay un atributo no clave que depende de forma transitiva de la clave.</text:p>
      <text:p text:style-name="P1"/>
      <text:p text:style-name="P1"/>
      <text:p text:style-name="P2">MODELO RELACIONAL FINAL</text:p>
      <text:p text:style-name="P1"><draw:line text:anchor-type="paragraph" draw:z-index="12" draw:name="Línea vertical 3" draw:style-name="gr3" draw:text-style-name="P3" svg:x1="3.087cm" svg:y1="0.42cm" svg:x2="3.087cm" svg:y2="0.653cm"><text:p/></draw:line>MEDICOS(<text:span text:style-name="T1">NumColegiado</text:span>, NombreMed, DNI, DireccionMed, TelefonoMed, AnioColegiatura)</text:p>
      <text:p text:style-name="P1"><draw:line text:anchor-type="paragraph" draw:z-index="13" draw:name="Línea 11" draw:style-name="gr3" draw:text-style-name="P3" svg:x1="3.087cm" svg:y1="0.166cm" svg:x2="12.146cm" svg:y2="0.23cm"><text:p/></draw:line><draw:line text:anchor-type="paragraph" draw:z-index="14" draw:name="Línea 12" draw:style-name="gr4" draw:text-style-name="P3" svg:x1="12.104cm" svg:y1="2.325cm" svg:x2="12.146cm" svg:y2="0.229cm"><text:p/></draw:line><draw:line text:anchor-type="paragraph" draw:z-index="15" draw:name="Línea vertical 4" draw:style-name="gr3" draw:text-style-name="P3" svg:x1="2.917cm" svg:y1="0.039cm" svg:x2="2.917cm" svg:y2="0.357cm"><text:p/></draw:line><draw:line text:anchor-type="paragraph" draw:z-index="16" draw:name="Línea 13" draw:style-name="gr4" draw:text-style-name="P3" svg:x1="5.584cm" svg:y1="1.457cm" svg:x2="5.563cm" svg:y2="0.377cm"><text:p/></draw:line><draw:line text:anchor-type="paragraph" draw:z-index="17" draw:name="Línea 14" draw:style-name="gr3" draw:text-style-name="P3" svg:x1="2.917cm" svg:y1="0.356cm" svg:x2="5.584cm" svg:y2="0.377cm"><text:p/></draw:line></text:p>
      <text:p text:style-name="P1">SALAS(<text:span text:style-name="T1">IDSala</text:span>, Ubicacion)</text:p>
      <text:p text:style-name="P1"><draw:line text:anchor-type="paragraph" draw:z-index="18" draw:name="Línea 15" draw:style-name="gr3" draw:text-style-name="P3" svg:x1="1.986cm" svg:y1="0.018cm" svg:x2="2.007cm" svg:y2="0.166cm"><text:p/></draw:line><draw:line text:anchor-type="paragraph" draw:z-index="19" draw:name="Línea 16" draw:style-name="gr4" draw:text-style-name="P3" svg:x1="2.981cm" svg:y1="0.505cm" svg:x2="2.96cm" svg:y2="0.187cm"><text:p/></draw:line><draw:line text:anchor-type="paragraph" draw:z-index="20" draw:name="Línea 17" draw:style-name="gr3" draw:text-style-name="P3" svg:x1="2.007cm" svg:y1="0.166cm" svg:x2="2.981cm" svg:y2="0.187cm"><text:p/></draw:line></text:p>
      <text:p text:style-name="P1">CONSULTAS(<text:span text:style-name="T1">IDSala</text:span>, <text:span text:style-name="T1">NumColegiado</text:span>, Horario)</text:p>
      <text:p text:style-name="P1"><draw:line text:anchor-type="paragraph" draw:z-index="22" draw:name="Línea 19" draw:style-name="gr1" draw:text-style-name="P3" svg:x1="2.536cm" svg:y1="0.039cm" svg:x2="3.743cm" svg:y2="0.06cm"><text:p/></draw:line><draw:line text:anchor-type="paragraph" draw:z-index="23" draw:name="Línea 20" draw:style-name="gr1" draw:text-style-name="P3" svg:x1="4.039cm" svg:y1="0.039cm" svg:x2="6.579cm" svg:y2="0.081cm"><text:p/></draw:line></text:p>
      <text:p text:style-name="P1">PACIENTES(<text:span text:style-name="T1">CIP</text:span>, Direccion, NSS, NombrePac, TelefonoPac, NumColegiado)</text:p>
      <text:p text:style-name="P1"><draw:line text:anchor-type="paragraph" draw:z-index="24" draw:name="Línea 21" draw:style-name="gr1" draw:text-style-name="P3" svg:x1="2.693cm" svg:y1="0.016cm" svg:x2="2.693cm" svg:y2="0.185cm"><text:p/></draw:line><draw:line text:anchor-type="paragraph" draw:z-index="25" draw:name="Línea vertical 5" draw:style-name="gr2" draw:text-style-name="P3" svg:x1="3.237cm" svg:y1="0.585cm" svg:x2="3.237cm" svg:y2="0.185cm"><text:p/></draw:line><draw:line text:anchor-type="paragraph" draw:z-index="26" draw:name="Línea 22" draw:style-name="gr1" draw:text-style-name="P3" svg:x1="2.693cm" svg:y1="0.185cm" svg:x2="3.236cm" svg:y2="0.185cm"><text:p/></draw:line><draw:line text:anchor-type="paragraph" draw:z-index="21" draw:name="Línea 18" draw:style-name="gr1" draw:text-style-name="P3" svg:x1="10.693cm" svg:y1="0.072cm" svg:x2="13.254cm" svg:y2="0.072cm"><text:p/></draw:line></text:p>
      <text:p text:style-name="P1">HISTORIALES(<text:span text:style-name="T1">CIP</text:span>, <text:span text:style-name="T1">Fecha</text:span><text:span text:style-name="T2">, Enfermedad</text:span>)</text:p>
      <text:p text:style-name="P1"><draw:line text:anchor-type="paragraph" draw:z-index="27" draw:name="Línea 23" draw:style-name="gr1" draw:text-style-name="P3" svg:x1="2.886cm" svg:y1="0.049cm" svg:x2="3.599cm" svg:y2="0.03cm"><text:p/></draw:lin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7 20 13" svg:d="M0 20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09:12:40.452000000</meta:creation-date>
    <dc:date>2023-11-13T10:17:51.484000000</dc:date>
    <meta:editing-duration>PT1H5M11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9" meta:word-count="127" meta:character-count="1041" meta:non-whitespace-character-count="929"/>
  </office:meta>
</office:document-meta>
</file>